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a1" style:family="table">
      <style:table-properties style:width="16.034cm" table:align="left"/>
    </style:style>
    <style:style style:name="Tabla1.A" style:family="table-column">
      <style:table-column-properties style:column-width="3.05cm"/>
    </style:style>
    <style:style style:name="Tabla1.B" style:family="table-column">
      <style:table-column-properties style:column-width="1.182cm"/>
    </style:style>
    <style:style style:name="Tabla1.C" style:family="table-column">
      <style:table-column-properties style:column-width="8.322cm"/>
    </style:style>
    <style:style style:name="Tabla1.D" style:family="table-column">
      <style:table-column-properties style:column-width="3.48cm"/>
    </style:style>
    <style:style style:name="Tabla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2" style:family="table">
      <style:table-properties style:width="13.499cm" table:align="left"/>
    </style:style>
    <style:style style:name="Tabla2.A" style:family="table-column">
      <style:table-column-properties style:column-width="2.935cm"/>
    </style:style>
    <style:style style:name="Tabla2.B" style:family="table-column">
      <style:table-column-properties style:column-width="6.142cm"/>
    </style:style>
    <style:style style:name="Tabla2.C" style:family="table-column">
      <style:table-column-properties style:column-width="4.422cm"/>
    </style:style>
    <style:style style:name="Tabla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Tabla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P1" style:family="paragraph" style:parent-style-name="Heading_20_1">
      <style:paragraph-properties fo:margin-left="0cm" fo:margin-right="0cm" fo:margin-top="0cm" fo:margin-bottom="0.423cm" style:contextual-spacing="false" style:line-height-at-least="0.9cm" fo:text-indent="0cm" style:auto-text-indent="false"/>
      <style:text-properties fo:font-variant="normal" fo:text-transform="none" style:font-name="quote-cjk-patch" fo:font-size="18pt" fo:font-style="normal" fo:font-weight="bold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847cm" fo:text-indent="0cm" style:auto-text-indent="false"/>
      <style:text-properties fo:font-variant="normal" fo:text-transform="none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text-indent="0cm" style:auto-text-indent="false"/>
    </style:style>
    <style:style style:name="P4" style:family="paragraph" style:parent-style-name="Heading_20_3">
      <style:paragraph-properties fo:margin-left="0cm" fo:margin-right="0cm" fo:margin-top="0.847cm" fo:margin-bottom="0.423cm" style:contextual-spacing="false" style:line-height-at-least="0.794cm" fo:text-indent="0cm" style:auto-text-indent="false"/>
      <style:text-properties fo:font-variant="normal" fo:text-transform="none" style:font-name="quote-cjk-patch" fo:font-size="15pt" fo:font-style="normal" fo:font-weight="bold"/>
    </style:style>
    <style:style style:name="P5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7" style:family="paragraph" style:parent-style-name="Table_20_Heading">
      <style:paragraph-properties fo:margin-left="0cm" fo:margin-right="0cm" style:line-height-at-least="0.661cm" fo:text-align="start" style:justify-single-word="false" fo:text-indent="0cm" style:auto-text-indent="false"/>
      <style:text-properties fo:font-variant="normal" fo:text-transform="none" style:font-name="quote-cjk-patch" fo:font-size="11.25pt" fo:font-style="normal" fo:font-weight="bold"/>
    </style:style>
    <style:style style:name="P8" style:family="paragraph" style:parent-style-name="Table_20_Contents">
      <style:paragraph-properties fo:margin-left="0cm" fo:margin-right="0cm" style:line-height-at-least="0.582cm" fo:text-indent="0cm" style:auto-text-indent="false"/>
    </style:style>
    <style:style style:name="P9" style:family="paragraph" style:parent-style-name="Table_20_Contents">
      <style:paragraph-properties fo:margin-left="0cm" fo:margin-right="0cm" style:line-height-at-least="0.661cm" fo:text-indent="0cm" style:auto-text-indent="false"/>
      <style:text-properties fo:font-variant="normal" fo:text-transform="none" style:font-name="quote-cjk-patch" fo:font-size="11.25pt" fo:font-style="normal" fo:font-weight="normal"/>
    </style:style>
    <style:style style:name="P10" style:family="paragraph" style:parent-style-name="Heading_20_3">
      <style:paragraph-properties fo:margin-left="0cm" fo:margin-right="0cm" fo:margin-top="0.847cm" fo:margin-bottom="0.423cm" style:contextual-spacing="false" style:line-height-at-least="0.794cm" fo:text-indent="0cm" style:auto-text-indent="fals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82cm" fo:orphans="0" fo:text-indent="0cm" style:auto-text-indent="false" fo:padding="0cm" fo:border="none"/>
      <style:text-properties fo:font-variant="normal" fo:text-transform="none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383a42" loext:opacity="100%" style:font-name="Menlo" fo:font-size="9.75pt" fo:font-style="normal" fo:font-weight="normal"/>
    </style:style>
    <style:style style:name="P16" style:family="paragraph" style:parent-style-name="Heading_20_4">
      <style:paragraph-properties fo:margin-left="0cm" fo:margin-right="0cm" fo:margin-top="0.423cm" fo:margin-bottom="0.212cm" style:contextual-spacing="false" style:line-height-at-least="0.741cm" fo:text-indent="0cm" style:auto-text-indent="false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18" style:family="paragraph" style:parent-style-name="Text_20_body" style:list-style-name="L1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19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20" style:family="paragraph" style:parent-style-name="Text_20_body" style:list-style-name="L2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21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22" style:family="paragraph" style:parent-style-name="Text_20_body" style:list-style-name="L3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23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24" style:family="paragraph" style:parent-style-name="Text_20_body" style:list-style-name="L4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2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7" style:family="paragraph" style:parent-style-name="Text_20_body" style:list-style-name="L7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</style:style>
    <style:style style:name="P2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9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normal"/>
    </style:style>
    <style:style style:name="P32" style:family="paragraph" style:parent-style-name="Text_20_body" style:list-style-name="L9">
      <style:paragraph-properties fo:margin-left="0cm" fo:margin-right="0cm" fo:margin-top="0cm" fo:margin-bottom="0.212cm" style:contextual-spacing="false" fo:text-indent="0cm" style:auto-text-indent="false" fo:padding="0cm" fo:border="none"/>
    </style:style>
    <style:style style:name="P33" style:family="paragraph" style:parent-style-name="Text_20_body" style:list-style-name="L9">
      <style:paragraph-properties fo:margin-left="0.212cm" fo:margin-right="0cm" fo:margin-top="0.423cm" fo:margin-bottom="0.423cm" style:contextual-spacing="false" style:line-height-at-least="0.476cm" fo:text-indent="0cm" style:auto-text-indent="false" fo:padding="0cm" fo:border="none"/>
      <style:text-properties fo:color="#0f1115" loext:opacity="100%" style:font-name="Menlo" fo:font-size="9pt" fo:background-color="#ffffff" loext:padding="0cm" loext:border="none"/>
    </style:style>
    <style:style style:name="P34" style:family="paragraph" style:parent-style-name="Preformatted_20_Text" style:list-style-name="L9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3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6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>
      <style:paragraph-properties fo:margin-left="0cm" fo:margin-right="0cm" fo:margin-top="0.423cm" fo:margin-bottom="0cm" style:contextual-spacing="false" fo:text-indent="0cm" style:auto-text-indent="false"/>
    </style:style>
    <style:style style:name="P38" style:family="paragraph" style:parent-style-name="Text_20_body">
      <style:paragraph-properties fo:margin-left="0cm" fo:margin-right="0cm" fo:margin-top="0.318cm" fo:margin-bottom="0.265cm" style:contextual-spacing="false" fo:orphans="1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font-name="quote-cjk-patch" fo:font-size="16.5pt" fo:font-style="normal" fo:font-weight="bold"/>
    </style:style>
    <style:style style:name="T2" style:family="text">
      <style:text-properties fo:color="#383a42" loext:opacity="100%"/>
    </style:style>
    <style:style style:name="T3" style:family="text">
      <style:text-properties fo:color="#4078f2" loext:opacity="100%"/>
    </style:style>
    <style:style style:name="T4" style:family="text">
      <style:text-properties fo:color="#50a14f" loext:opacity="100%"/>
    </style:style>
    <style:style style:name="T5" style:family="text">
      <style:text-properties fo:font-variant="normal" fo:text-transform="none" style:font-name="Menlo" fo:font-size="9.75pt" fo:font-style="normal" fo:font-weight="normal" fo:background-color="#ebeef2" loext:char-shading-value="0" loext:padding="0cm" loext:border="none"/>
    </style:style>
    <style:style style:name="T6" style:family="text">
      <style:text-properties fo:font-variant="normal" fo:text-transform="none" style:font-name="quote-cjk-patch" fo:font-size="15pt" fo:font-style="normal" fo:font-weight="bold"/>
    </style:style>
    <style:style style:name="T7" style:family="text">
      <style:text-properties fo:color="#a626a4" loext:opacity="100%"/>
    </style:style>
    <style:style style:name="T8" style:family="text">
      <style:text-properties fo:color="#a626a4" loext:opacity="100%" style:font-name="Menlo" fo:font-size="9.75pt" fo:font-style="normal" fo:font-weight="normal"/>
    </style:style>
    <style:style style:name="T9" style:family="text">
      <style:text-properties fo:color="#383a42" loext:opacity="100%" style:font-name="Menlo" fo:font-size="9.75pt" fo:font-style="normal" fo:font-weight="normal"/>
    </style:style>
    <style:style style:name="T10" style:family="text">
      <style:text-properties style:font-name="Menlo" fo:font-size="9.75pt" fo:font-style="normal" fo:font-weight="normal"/>
    </style:style>
    <style:style style:name="T11" style:family="text">
      <style:text-properties fo:color="#4078f2" loext:opacity="100%" style:font-name="Menlo" fo:font-size="9.75pt" fo:font-style="normal" fo:font-weight="normal"/>
    </style:style>
    <style:style style:name="T12" style:family="text">
      <style:text-properties fo:font-weight="bold"/>
    </style:style>
    <style:style style:name="T13" style:family="text">
      <style:text-properties fo:font-variant="normal" fo:text-transform="none" style:font-name="quote-cjk-patch" fo:font-size="12pt" fo:font-style="normal" fo:font-weight="bold"/>
    </style:style>
    <style:style style:name="T14" style:family="text">
      <style:text-properties fo:font-variant="normal" fo:text-transform="none" style:font-name="Menlo" fo:font-style="normal" fo:font-weight="normal" fo:background-color="#ebeef2" loext:char-shading-value="0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5" text:anchor-type="page" text:anchor-page-number="1" svg:x="0.37cm" svg:y="0.37cm" svg:width="0.741cm" draw:z-index="4">
        <draw:text-box fo:min-height="0.741cm">
          <text:p text:style-name="P39"/>
        </draw:text-box>
      </draw:frame>
      <draw:frame draw:style-name="fr1" draw:name="Marco4" text:anchor-type="page" text:anchor-page-number="1" svg:x="0.37cm" svg:y="0.37cm" svg:width="0.741cm" draw:z-index="3">
        <draw:text-box fo:min-height="0.741cm">
          <text:p text:style-name="P39"/>
        </draw:text-box>
      </draw:frame>
      <draw:frame draw:style-name="fr1" draw:name="Marco3" text:anchor-type="page" text:anchor-page-number="1" svg:x="0.37cm" svg:y="0.37cm" svg:width="0.741cm" draw:z-index="2">
        <draw:text-box fo:min-height="0.741cm">
          <text:p text:style-name="P39"/>
        </draw:text-box>
      </draw:frame>
      <draw:frame draw:style-name="fr1" draw:name="Marco2" text:anchor-type="page" text:anchor-page-number="1" svg:x="0.37cm" svg:y="0.37cm" svg:width="0.741cm" draw:z-index="1">
        <draw:text-box fo:min-height="0.741cm">
          <text:p text:style-name="P39"/>
        </draw:text-box>
      </draw:frame>
      <draw:frame draw:style-name="fr1" draw:name="Marco1" text:anchor-type="page" text:anchor-page-number="1" svg:x="0.37cm" svg:y="0.37cm" svg:width="0.741cm" draw:z-index="0">
        <draw:text-box fo:min-height="0.741cm">
          <text:p text:style-name="P39"/>
        </draw:text-box>
      </draw:frame>
      <text:h text:style-name="P1" text:outline-level="1">Script de Extracción de Ubicaciones - Manual de Uso</text:h>
      <text:h text:style-name="P2" text:outline-level="2">📋 <text:span text:style-name="T1">Descripción General</text:span></text:h>
      <text:p text:style-name="P3">Este script PowerShell procesa archivos de activos y ubicaciones para generar un archivo CSV estructurado con la jerarquía de ubicaciones, siguiendo reglas específicas de descomposición de nombres.</text:p>
      <text:p text:style-name="Horizontal_20_Line"/>
      <text:h text:style-name="P2" text:outline-level="2">🚀 <text:span text:style-name="T1">Cómo Usar el Script</text:span></text:h>
      <text:h text:style-name="P4" text:outline-level="3">Sintaxis de Ejecución</text:h>
      <text:p text:style-name="P5">powershell</text:p>
      <text:p text:style-name="P6"><text:span text:style-name="T2">.</text:span>\script_ubicaciones<text:span text:style-name="T2">.</text:span>ps1 <text:span text:style-name="T3">-</text:span>Directorio <text:span text:style-name="T4">"Ruta"</text:span> <text:span text:style-name="T3">-</text:span>ActivoSource <text:span text:style-name="T4">"archivo_activos.xlsx"</text:span> <text:span text:style-name="T3">-</text:span>UbicacionSource <text:span text:style-name="T4">"archivo_ubicaciones.csv"</text:span></text:p>
      <text:h text:style-name="P4" text:outline-level="3">Ejemplo Práctico</text:h>
      <text:p text:style-name="P5">powershell</text:p>
      <text:p text:style-name="P6"><text:span text:style-name="T2">.</text:span>\script_ubicaciones<text:span text:style-name="T2">.</text:span>ps1 <text:span text:style-name="T3">-</text:span>Directorio <text:span text:style-name="T4">"D:\proyectos\ubicaciones"</text:span> <text:span text:style-name="T3">-</text:span>ActivoSource <text:span text:style-name="T4">"inventario.xlsx"</text:span> <text:span text:style-name="T3">-</text:span>UbicacionSource <text:span text:style-name="T4">"ubicaciones_existentes.csv"</text:span></text:p>
      <text:p text:style-name="Horizontal_20_Line"/>
      <text:h text:style-name="P2" text:outline-level="2">📁 <text:span text:style-name="T1">Parámetros de Entrada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7">Parámetro</text:p>
            </table:table-cell>
            <table:table-cell table:style-name="Tabla1.A1" office:value-type="string">
              <text:p text:style-name="P7">Tipo</text:p>
            </table:table-cell>
            <table:table-cell table:style-name="Tabla1.A1" office:value-type="string">
              <text:p text:style-name="P7">Descripción</text:p>
            </table:table-cell>
            <table:table-cell table:style-name="Tabla1.A1" office:value-type="string">
              <text:p text:style-name="P7">Ejemplo</text:p>
            </table:table-cell>
          </table:table-row>
        </table:table-header-rows>
        <table:table-row>
          <table:table-cell table:style-name="Tabla1.A2" office:value-type="string">
            <text:p text:style-name="P8"><text:span text:style-name="Source_20_Text"><text:span text:style-name="T5">Directorio</text:span></text:span></text:p>
          </table:table-cell>
          <table:table-cell table:style-name="Tabla1.A2" office:value-type="string">
            <text:p text:style-name="P9">string</text:p>
          </table:table-cell>
          <table:table-cell table:style-name="Tabla1.A2" office:value-type="string">
            <text:p text:style-name="P9">Ruta donde se encuentran los archivos</text:p>
          </table:table-cell>
          <table:table-cell table:style-name="Tabla1.A2" office:value-type="string">
            <text:p text:style-name="P8"><text:span text:style-name="Source_20_Text"><text:span text:style-name="T5">"D:\proyectos"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5">ActivoSource</text:span></text:span></text:p>
          </table:table-cell>
          <table:table-cell table:style-name="Tabla1.A2" office:value-type="string">
            <text:p text:style-name="P9">string</text:p>
          </table:table-cell>
          <table:table-cell table:style-name="Tabla1.A2" office:value-type="string">
            <text:p text:style-name="P9">Archivo con los activos (Excel/CSV)</text:p>
          </table:table-cell>
          <table:table-cell table:style-name="Tabla1.A2" office:value-type="string">
            <text:p text:style-name="P8"><text:span text:style-name="Source_20_Text"><text:span text:style-name="T5">"activos.xlsx"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5">UbicacionSource</text:span></text:span></text:p>
          </table:table-cell>
          <table:table-cell table:style-name="Tabla1.A2" office:value-type="string">
            <text:p text:style-name="P9">string</text:p>
          </table:table-cell>
          <table:table-cell table:style-name="Tabla1.A2" office:value-type="string">
            <text:p text:style-name="P9">Archivo con ubicaciones existentes (Excel/CSV)</text:p>
          </table:table-cell>
          <table:table-cell table:style-name="Tabla1.A2" office:value-type="string">
            <text:p text:style-name="P8"><text:span text:style-name="Source_20_Text"><text:span text:style-name="T5">"ubicaciones.csv"</text:span></text:span></text:p>
          </table:table-cell>
        </table:table-row>
      </table:table>
      <text:p text:style-name="Horizontal_20_Line"/>
      <text:h text:style-name="P2" text:outline-level="2"><text:soft-page-break/>🔧 <text:span text:style-name="T1">Funcionamiento Interno</text:span></text:h>
      <text:h text:style-name="P10" text:outline-level="3"><text:span text:style-name="T6">1. </text:span><text:span text:style-name="Strong_20_Emphasis"><text:span text:style-name="T6">Configuración Inicial y Template</text:span></text:span></text:h>
      <text:p text:style-name="P5">powershell</text:p>
      <text:p text:style-name="P11"># Template embebido con las columnas requeridas</text:p>
      <text:p text:style-name="P6"><text:span text:style-name="T3">$Template</text:span> = @<text:span text:style-name="T2">(</text:span><text:span text:style-name="T4">'ID'</text:span><text:span text:style-name="T2">,</text:span><text:span text:style-name="T4">'Name'</text:span><text:span text:style-name="T2">,</text:span><text:span text:style-name="T4">'Address'</text:span><text:span text:style-name="T2">,</text:span><text:span text:style-name="T4">'Parent Location'</text:span><text:span text:style-name="T2">,</text:span><text:span text:style-name="T4">'Assigned To'</text:span><text:span text:style-name="T2">,</text:span><text:span text:style-name="T4">'Teams'</text:span><text:span text:style-name="T2">,</text:span><text:span text:style-name="T4">'Vendors'</text:span><text:span text:style-name="T2">,</text:span><text:span text:style-name="T4">'Contractors'</text:span><text:span text:style-name="T2">)</text:span></text:p>
      <text:p text:style-name="P12"/>
      <text:p text:style-name="P11"># Palabras clave para identificar tipos de ubicación</text:p>
      <text:p text:style-name="P6"><text:span text:style-name="T3">$PalabrasCosa</text:span> = @<text:span text:style-name="T2">(</text:span><text:span text:style-name="T4">'DAP'</text:span><text:span text:style-name="T2">,</text:span> <text:span text:style-name="T4">'EDAR'</text:span><text:span text:style-name="T2">,</text:span> <text:span text:style-name="T4">'EBAR'</text:span><text:span text:style-name="T2">,</text:span> <text:span text:style-name="T4">'Sondeo'</text:span><text:span text:style-name="T2">,</text:span> <text:span text:style-name="T4">'Rebombeo'</text:span><text:span text:style-name="T2">,</text:span> <text:span text:style-name="T4">'Presión'</text:span><text:span text:style-name="T2">)</text:span></text:p>
      <text:h text:style-name="P10" text:outline-level="3"><text:span text:style-name="T6">2. </text:span><text:span text:style-name="Strong_20_Emphasis"><text:span text:style-name="T6">Función de Normalización</text:span></text:span></text:h>
      <text:p text:style-name="P5">powershell</text:p>
      <text:p text:style-name="P6"><text:span text:style-name="T7">function</text:span> Normalizar-Texto <text:span text:style-name="T2">{</text:span></text:p>
      <text:p text:style-name="P13"><text:s text:c="4"/><text:span text:style-name="T8">param</text:span><text:span text:style-name="T9">(</text:span><text:span text:style-name="T10">[string]</text:span><text:span text:style-name="T11">$Texto</text:span><text:span text:style-name="T9">)</text:span></text:p>
      <text:p text:style-name="P14"><text:s text:c="4"/><text:span text:style-name="T8">return</text:span><text:span text:style-name="T10"> </text:span><text:span text:style-name="T11">$Texto</text:span><text:span text:style-name="T9">.</text:span><text:span text:style-name="T10">Trim</text:span><text:span text:style-name="T9">()</text:span></text:p>
      <text:p text:style-name="P15">}</text:p>
      <text:p text:style-name="P3"><text:span text:style-name="Strong_20_Emphasis"><text:span text:style-name="T12">Propósito:</text:span></text:span> Mantener la ortografía original mientras elimina espacios innecesarios para evitar duplicados.</text:p>
      <text:h text:style-name="P10" text:outline-level="3"><text:span text:style-name="T6">3. </text:span><text:span text:style-name="Strong_20_Emphasis"><text:span text:style-name="T6">Núcleo del Procesamiento - Extracción de Información</text:span></text:span></text:h>
      <text:p text:style-name="P5">powershell</text:p>
      <text:p text:style-name="P6"><text:span text:style-name="T7">function</text:span> Extraer-InformacionCabecera <text:span text:style-name="T2">{</text:span></text:p>
      <text:p text:style-name="P13"><text:s text:c="4"/><text:span text:style-name="T8">param</text:span><text:span text:style-name="T9">(</text:span><text:span text:style-name="T10">[string]</text:span><text:span text:style-name="T11">$Cabecera</text:span><text:span text:style-name="T9">)</text:span></text:p>
      <text:p text:style-name="P3">Esta función es el corazón del script y aplica las 4 reglas de descomposición:</text:p>
      <text:h text:style-name="P16" text:outline-level="4"><text:span text:style-name="Strong_20_Emphasis"><text:span text:style-name="T13">Regla 1: Ubicación Principal</text:span></text:span></text:h>
      <text:list text:style-name="L1">
        <text:list-item>
          <text:p text:style-name="P17"><text:span text:style-name="Strong_20_Emphasis"><text:span text:style-name="T12">Patrón:</text:span></text:span> <text:span text:style-name="Source_20_Text"><text:span text:style-name="T14">nombre1 solamente</text:span></text:span></text:p>
        </text:list-item>
        <text:list-item>
          <text:p text:style-name="P17"><text:span text:style-name="Strong_20_Emphasis"><text:span text:style-name="T12">Ejemplo:</text:span></text:span> <text:span text:style-name="Source_20_Text"><text:span text:style-name="T14">"Santa Cruz"</text:span></text:span></text:p>
        </text:list-item>
        <text:list-item>
          <text:p text:style-name="P18"><text:span text:style-name="Strong_20_Emphasis"><text:span text:style-name="T12">Resultado:</text:span></text:span></text:p>
          <text:list>
            <text:list-item>
              <text:p text:style-name="P17">Name: <text:span text:style-name="Source_20_Text"><text:span text:style-name="T14">Santa Cruz</text:span></text:span></text:p>
            </text:list-item>
            <text:list-item>
              <text:p text:style-name="P17">Address: <text:span text:style-name="Source_20_Text"><text:span text:style-name="T14">Santa Cruz</text:span></text:span></text:p>
            </text:list-item>
            <text:list-item>
              <text:p text:style-name="P17">Parent Location: <text:span text:style-name="Source_20_Text"><text:span text:style-name="T14">""</text:span></text:span> (vacío - es el padre principal)</text:p>
            </text:list-item>
          </text:list>
        </text:list-item>
      </text:list>
      <text:h text:style-name="P16" text:outline-level="4"><text:soft-page-break/><text:span text:style-name="Strong_20_Emphasis"><text:span text:style-name="T13">Regla 2: Ubicación con Punto</text:span></text:span></text:h>
      <text:list text:style-name="L2">
        <text:list-item>
          <text:p text:style-name="P19"><text:span text:style-name="Strong_20_Emphasis"><text:span text:style-name="T12">Patrón:</text:span></text:span> <text:span text:style-name="Source_20_Text"><text:span text:style-name="T14">nombre1 + . + cosa</text:span></text:span></text:p>
        </text:list-item>
        <text:list-item>
          <text:p text:style-name="P19"><text:span text:style-name="Strong_20_Emphasis"><text:span text:style-name="T12">Ejemplo:</text:span></text:span> <text:span text:style-name="Source_20_Text"><text:span text:style-name="T14">"Santa Cruz.DAP"</text:span></text:span></text:p>
        </text:list-item>
        <text:list-item>
          <text:p text:style-name="P20"><text:span text:style-name="Strong_20_Emphasis"><text:span text:style-name="T12">Resultado:</text:span></text:span></text:p>
          <text:list>
            <text:list-item>
              <text:p text:style-name="P19">Name: <text:span text:style-name="Source_20_Text"><text:span text:style-name="T14">Santa Cruz.DAP</text:span></text:span></text:p>
            </text:list-item>
            <text:list-item>
              <text:p text:style-name="P19">Address: <text:span text:style-name="Source_20_Text"><text:span text:style-name="T14">Santa Cruz</text:span></text:span></text:p>
            </text:list-item>
            <text:list-item>
              <text:p text:style-name="P19">Parent Location: <text:span text:style-name="Source_20_Text"><text:span text:style-name="T14">Santa Cruz</text:span></text:span></text:p>
            </text:list-item>
          </text:list>
        </text:list-item>
      </text:list>
      <text:h text:style-name="P16" text:outline-level="4"><text:span text:style-name="Strong_20_Emphasis"><text:span text:style-name="T13">Regla 3: Ubicación Completa</text:span></text:span></text:h>
      <text:list text:style-name="L3">
        <text:list-item>
          <text:p text:style-name="P21"><text:span text:style-name="Strong_20_Emphasis"><text:span text:style-name="T12">Patrón:</text:span></text:span> <text:span text:style-name="Source_20_Text"><text:span text:style-name="T14">nombre1 + espacio + cosa + espacio + nombre2</text:span></text:span></text:p>
        </text:list-item>
        <text:list-item>
          <text:p text:style-name="P21"><text:span text:style-name="Strong_20_Emphasis"><text:span text:style-name="T12">Ejemplo:</text:span></text:span> <text:span text:style-name="Source_20_Text"><text:span text:style-name="T14">"Santa Cruz DAP Unico"</text:span></text:span></text:p>
        </text:list-item>
        <text:list-item>
          <text:p text:style-name="P22"><text:span text:style-name="Strong_20_Emphasis"><text:span text:style-name="T12">Resultado:</text:span></text:span></text:p>
          <text:list>
            <text:list-item>
              <text:p text:style-name="P21">Name: <text:span text:style-name="Source_20_Text"><text:span text:style-name="T14">Santa Cruz DAP Unico</text:span></text:span></text:p>
            </text:list-item>
            <text:list-item>
              <text:p text:style-name="P21">Address: <text:span text:style-name="Source_20_Text"><text:span text:style-name="T14">Santa Cruz</text:span></text:span></text:p>
            </text:list-item>
            <text:list-item>
              <text:p text:style-name="P21">Parent Location: <text:span text:style-name="Source_20_Text"><text:span text:style-name="T14">Santa Cruz.DAP</text:span></text:span></text:p>
            </text:list-item>
          </text:list>
        </text:list-item>
      </text:list>
      <text:h text:style-name="P16" text:outline-level="4"><text:span text:style-name="Strong_20_Emphasis"><text:span text:style-name="T13">Regla 4: Ubicación Simple con Espacio</text:span></text:span></text:h>
      <text:list text:style-name="L4">
        <text:list-item>
          <text:p text:style-name="P23"><text:span text:style-name="Strong_20_Emphasis"><text:span text:style-name="T12">Patrón:</text:span></text:span> <text:span text:style-name="Source_20_Text"><text:span text:style-name="T14">nombre1 + espacio + cosa</text:span></text:span></text:p>
        </text:list-item>
        <text:list-item>
          <text:p text:style-name="P23"><text:span text:style-name="Strong_20_Emphasis"><text:span text:style-name="T12">Ejemplo:</text:span></text:span> <text:span text:style-name="Source_20_Text"><text:span text:style-name="T14">"casa paco EDAR"</text:span></text:span></text:p>
        </text:list-item>
        <text:list-item>
          <text:p text:style-name="P24"><text:span text:style-name="Strong_20_Emphasis"><text:span text:style-name="T12">Resultado:</text:span></text:span></text:p>
          <text:list>
            <text:list-item>
              <text:p text:style-name="P23">Name: <text:span text:style-name="Source_20_Text"><text:span text:style-name="T14">casa paco EDAR</text:span></text:span></text:p>
            </text:list-item>
            <text:list-item>
              <text:p text:style-name="P23">Address: <text:span text:style-name="Source_20_Text"><text:span text:style-name="T14">casa paco</text:span></text:span></text:p>
            </text:list-item>
            <text:list-item>
              <text:p text:style-name="P23">Parent Location: <text:span text:style-name="Source_20_Text"><text:span text:style-name="T14">casa paco.EDAR</text:span></text:span></text:p>
            </text:list-item>
          </text:list>
        </text:list-item>
      </text:list>
      <text:h text:style-name="P10" text:outline-level="3"><text:span text:style-name="T6">4. </text:span><text:span text:style-name="Strong_20_Emphasis"><text:span text:style-name="T6">Procesamiento de Archivos</text:span></text:span></text:h>
      <text:p text:style-name="P5">powershell</text:p>
      <text:p text:style-name="P6"><text:span text:style-name="T7">function</text:span> Importar-Archivo <text:span text:style-name="T2">{</text:span></text:p>
      <text:p text:style-name="P13"><text:s text:c="4"/><text:span text:style-name="T8">param</text:span><text:span text:style-name="T9">(</text:span><text:span text:style-name="T10">[string]</text:span><text:span text:style-name="T11">$Archivo</text:span><text:span text:style-name="T9">)</text:span></text:p>
      <text:list text:style-name="L5">
        <text:list-item>
          <text:p text:style-name="P25"><text:span text:style-name="Strong_20_Emphasis"><text:span text:style-name="T12">Soporta:</text:span></text:span> CSV y Excel (requiere módulo ImportExcel)</text:p>
        </text:list-item>
        <text:list-item>
          <text:p text:style-name="P25"><text:span text:style-name="Strong_20_Emphasis"><text:span text:style-name="T12">Columnas procesadas:</text:span></text:span> Desde la columna C en adelante</text:p>
        </text:list-item>
        <text:list-item>
          <text:p text:style-name="P25"><text:span text:style-name="Strong_20_Emphasis"><text:span text:style-name="T12">Codificación:</text:span></text:span> UTF-8</text:p>
        </text:list-item>
      </text:list>
      <text:h text:style-name="P10" text:outline-level="3"><text:span text:style-name="T6">5. </text:span><text:span text:style-name="Strong_20_Emphasis"><text:span text:style-name="T6">Fusión y Eliminación de Duplicados</text:span></text:span></text:h>
      <text:p text:style-name="P5">powershell</text:p>
      <text:p text:style-name="P11"># Combinar ubicaciones sin duplicados</text:p>
      <text:p text:style-name="P6"><text:span text:style-name="T3">$hashUbicaciones</text:span> = @<text:span text:style-name="T2">{}</text:span></text:p>
      <text:p text:style-name="P3"><text:soft-page-break/><text:span text:style-name="Strong_20_Emphasis"><text:span text:style-name="T12">Lógica de duplicados:</text:span></text:span> Se consideran duplicados cuando Name, Address y Parent Location son idénticos en una misma fila.</text:p>
      <text:p text:style-name="Horizontal_20_Line"/>
      <text:h text:style-name="P2" text:outline-level="2">📊 <text:span text:style-name="T1">Flujo de Procesamiento</text:span></text:h>
      <text:list text:style-name="L6">
        <text:list-item>
          <text:p text:style-name="P26"><text:span text:style-name="Strong_20_Emphasis"><text:span text:style-name="T12">Validación</text:span></text:span> → Verifica que archivos y directorio existan</text:p>
        </text:list-item>
        <text:list-item>
          <text:p text:style-name="P26"><text:span text:style-name="Strong_20_Emphasis"><text:span text:style-name="T12">Importación</text:span></text:span> → Lee archivo de activos (desde columna C)</text:p>
        </text:list-item>
        <text:list-item>
          <text:p text:style-name="P26"><text:span text:style-name="Strong_20_Emphasis"><text:span text:style-name="T12">Procesamiento</text:span></text:span> → Aplica reglas de descomposición a cada cabecera</text:p>
        </text:list-item>
        <text:list-item>
          <text:p text:style-name="P26"><text:span text:style-name="Strong_20_Emphasis"><text:span text:style-name="T12">Fusión</text:span></text:span> → Combina con ubicaciones existentes</text:p>
        </text:list-item>
        <text:list-item>
          <text:p text:style-name="P26"><text:span text:style-name="Strong_20_Emphasis"><text:span text:style-name="T12">Exportación</text:span></text:span> → Genera CSV final con estructura jerárquica</text:p>
        </text:list-item>
      </text:list>
      <text:p text:style-name="Horizontal_20_Line"/>
      <text:h text:style-name="P2" text:outline-level="2">📄 <text:span text:style-name="T1">Archivo de Salida</text:span></text:h>
      <text:h text:style-name="P4" text:outline-level="3">Características del CSV Generado</text:h>
      <text:list text:style-name="L7">
        <text:list-item>
          <text:p text:style-name="P27"><text:span text:style-name="Strong_20_Emphasis"><text:span text:style-name="T12">Nombre:</text:span></text:span> <text:span text:style-name="Source_20_Text"><text:span text:style-name="T14">location_YYYYMMDD_HHMMSS.csv</text:span></text:span></text:p>
        </text:list-item>
        <text:list-item>
          <text:p text:style-name="P28"><text:span text:style-name="Strong_20_Emphasis"><text:span text:style-name="T12">Codificación:</text:span></text:span> UTF-8</text:p>
        </text:list-item>
        <text:list-item>
          <text:p text:style-name="P27"><text:span text:style-name="Strong_20_Emphasis"><text:span text:style-name="T12">Separador:</text:span></text:span> Coma (<text:span text:style-name="Source_20_Text"><text:span text:style-name="T14">,</text:span></text:span>)</text:p>
        </text:list-item>
        <text:list-item>
          <text:p text:style-name="P27"><text:span text:style-name="Strong_20_Emphasis"><text:span text:style-name="T12">Delimitador de texto:</text:span></text:span> Comillas dobles (<text:span text:style-name="Source_20_Text"><text:span text:style-name="T14">"</text:span></text:span>)</text:p>
        </text:list-item>
        <text:list-item>
          <text:p text:style-name="P28"><text:span text:style-name="Strong_20_Emphasis"><text:span text:style-name="T12">Configuración regional:</text:span></text:span> Español (España)</text:p>
        </text:list-item>
      </text:list>
      <text:h text:style-name="P4" text:outline-level="3">Estructura de Columnas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7">Columna</text:p>
            </table:table-cell>
            <table:table-cell table:style-name="Tabla2.A1" office:value-type="string">
              <text:p text:style-name="P7">Contenido</text:p>
            </table:table-cell>
            <table:table-cell table:style-name="Tabla2.A1" office:value-type="string">
              <text:p text:style-name="P7">Ejemplo</text:p>
            </table:table-cell>
          </table:table-row>
        </table:table-header-rows>
        <table:table-row>
          <table:table-cell table:style-name="Tabla2.A2" office:value-type="string">
            <text:p text:style-name="P9">ID</text:p>
          </table:table-cell>
          <table:table-cell table:style-name="Tabla2.A2" office:value-type="string">
            <text:p text:style-name="P9">Vacío</text:p>
          </table:table-cell>
          <table:table-cell table:style-name="Tabla2.A2" office:value-type="string">
            <text:p text:style-name="P8"><text:span text:style-name="Source_20_Text"><text:span text:style-name="T5">""</text:span></text:span></text:p>
          </table:table-cell>
        </table:table-row>
        <table:table-row>
          <table:table-cell table:style-name="Tabla2.A2" office:value-type="string">
            <text:p text:style-name="P9">Name</text:p>
          </table:table-cell>
          <table:table-cell table:style-name="Tabla2.A2" office:value-type="string">
            <text:p text:style-name="P9">Nombre completo de la ubicación</text:p>
          </table:table-cell>
          <table:table-cell table:style-name="Tabla2.A2" office:value-type="string">
            <text:p text:style-name="P8"><text:span text:style-name="Source_20_Text"><text:span text:style-name="T5">"Santa Cruz DAP Unico"</text:span></text:span></text:p>
          </table:table-cell>
        </table:table-row>
        <table:table-row>
          <table:table-cell table:style-name="Tabla2.A2" office:value-type="string">
            <text:p text:style-name="P9">Address</text:p>
          </table:table-cell>
          <table:table-cell table:style-name="Tabla2.A2" office:value-type="string">
            <text:p text:style-name="P9">Parte principal del nombre</text:p>
          </table:table-cell>
          <table:table-cell table:style-name="Tabla2.A2" office:value-type="string">
            <text:p text:style-name="P8"><text:span text:style-name="Source_20_Text"><text:span text:style-name="T5">"Santa Cruz"</text:span></text:span></text:p>
          </table:table-cell>
        </table:table-row>
        <table:table-row>
          <table:table-cell table:style-name="Tabla2.A2" office:value-type="string">
            <text:p text:style-name="P9">Parent Location</text:p>
          </table:table-cell>
          <table:table-cell table:style-name="Tabla2.A2" office:value-type="string">
            <text:p text:style-name="P9">Jerarquía padre</text:p>
          </table:table-cell>
          <table:table-cell table:style-name="Tabla2.A2" office:value-type="string">
            <text:p text:style-name="P8"><text:span text:style-name="Source_20_Text"><text:span text:style-name="T5">"Santa Cruz.DAP"</text:span></text:span></text:p>
          </table:table-cell>
        </table:table-row>
        <table:table-row>
          <table:table-cell table:style-name="Tabla2.A2" office:value-type="string">
            <text:p text:style-name="P9">Otras columnas</text:p>
          </table:table-cell>
          <table:table-cell table:style-name="Tabla2.A2" office:value-type="string">
            <text:p text:style-name="P9">Vacías</text:p>
          </table:table-cell>
          <table:table-cell table:style-name="Tabla2.A2" office:value-type="string">
            <text:p text:style-name="P8"><text:span text:style-name="Source_20_Text"><text:span text:style-name="T5">""</text:span></text:span></text:p>
          </table:table-cell>
        </table:table-row>
      </table:table>
      <text:p text:style-name="Horizontal_20_Line"/>
      <text:h text:style-name="P2" text:outline-level="2"><text:soft-page-break/>⚙️ <text:span text:style-name="T1">Requisitos del Sistema</text:span></text:h>
      <text:h text:style-name="P4" text:outline-level="3">PowerShell</text:h>
      <text:list text:style-name="L8">
        <text:list-item>
          <text:p text:style-name="P29">Versión 5.1 o superior</text:p>
        </text:list-item>
        <text:list-item>
          <text:p text:style-name="P29">Permisos de ejecución de scripts</text:p>
        </text:list-item>
      </text:list>
      <text:h text:style-name="P4" text:outline-level="3">Para Archivos Excel</text:h>
      <text:p text:style-name="P5">powershell</text:p>
      <text:p text:style-name="P11"># Instalar módulo requerido</text:p>
      <text:p text:style-name="P6"><text:span text:style-name="T3">Install-Module</text:span> <text:span text:style-name="T3">-</text:span>Name ImportExcel <text:span text:style-name="T3">-</text:span>Force</text:p>
      <text:h text:style-name="P4" text:outline-level="3">Estructura de Archivos Esperada</text:h>
      <text:p text:style-name="P5">text</text:p>
      <text:p text:style-name="P6">Directorio/</text:p>
      <text:p text:style-name="P30">├── <text:span text:style-name="T10">activos.xlsx (o .csv)</text:span></text:p>
      <text:p text:style-name="P30">├── <text:span text:style-name="T10">ubicaciones_existentes.csv (o .xlsx)</text:span></text:p>
      <text:p text:style-name="P30">└── <text:span text:style-name="T10">location_20251128_120000.csv (generado)</text:span></text:p>
      <text:p text:style-name="Horizontal_20_Line"/>
      <text:h text:style-name="P2" text:outline-level="2">🎯 <text:span text:style-name="T1">Ejemplos de Entrada/Salida</text:span></text:h>
      <text:h text:style-name="P4" text:outline-level="3">Entrada (Cabeceras del Activo-Source)</text:h>
      <text:p text:style-name="P5">text</text:p>
      <text:p text:style-name="P6">| Columna A | Columna B | Columna C <text:s text:c="7"/>| Columna D <text:s text:c="11"/>| Columna E <text:s text:c="9"/>|</text:p>
      <text:p text:style-name="P31">|-----------|-----------|------------------|----------------------|--------------------|</text:p>
      <text:p text:style-name="P31">| Datos <text:s text:c="4"/>| Datos <text:s text:c="4"/>| Santa Cruz <text:s text:c="6"/>| Santa Cruz.DAP <text:s text:c="6"/>| Santa Cruz DAP Unico |</text:p>
      <text:h text:style-name="P4" text:outline-level="3">Salida (CSV Generado)</text:h>
      <text:p text:style-name="P5">csv</text:p>
      <text:p text:style-name="P6">ID<text:span text:style-name="T2">,</text:span>Name<text:span text:style-name="T2">,</text:span>Address<text:span text:style-name="T2">,</text:span>Parent Location<text:span text:style-name="T2">,</text:span>Assigned To<text:span text:style-name="T2">,</text:span>Teams<text:span text:style-name="T2">,</text:span>Vendors<text:span text:style-name="T2">,</text:span>Contractors</text:p>
      <text:p text:style-name="P6"><text:span text:style-name="T2">,</text:span>"Santa Cruz"<text:span text:style-name="T2">,</text:span>"Santa Cruz"<text:span text:style-name="T2">,,,,,</text:span></text:p>
      <text:p text:style-name="P6"><text:soft-page-break/><text:span text:style-name="T2">,</text:span>"Santa Cruz.DAP"<text:span text:style-name="T2">,</text:span>"Santa Cruz"<text:span text:style-name="T2">,</text:span>"Santa Cruz"<text:span text:style-name="T2">,,,,</text:span></text:p>
      <text:p text:style-name="P6"><text:span text:style-name="T2">,</text:span>"Santa Cruz DAP Unico"<text:span text:style-name="T2">,</text:span>"Santa Cruz"<text:span text:style-name="T2">,</text:span>"Santa Cruz.DAP"<text:span text:style-name="T2">,,,,</text:span></text:p>
      <text:p text:style-name="Horizontal_20_Line"/>
      <text:h text:style-name="P2" text:outline-level="2">🔍 <text:span text:style-name="T1">Troubleshooting</text:span></text:h>
      <text:h text:style-name="P4" text:outline-level="3">Errores Comunes y Soluciones</text:h>
      <text:list text:style-name="L9">
        <text:list-item>
          <text:p text:style-name="P32"><text:span text:style-name="Strong_20_Emphasis"><text:span text:style-name="T12">"El módulo ImportExcel no está instalado"</text:span></text:span></text:p>
          <text:p text:style-name="P33">powershell</text:p>
          <text:p text:style-name="P34"><text:span text:style-name="T3">Install-Module</text:span> <text:span text:style-name="T3">-</text:span>Name ImportExcel <text:span text:style-name="T3">-</text:span>Force</text:p>
        </text:list-item>
        <text:list-item>
          <text:p text:style-name="P32"><text:span text:style-name="Strong_20_Emphasis"><text:span text:style-name="T12">"No se pudieron importar los datos"</text:span></text:span></text:p>
          <text:list>
            <text:list-item>
              <text:p text:style-name="P35">Verificar que el archivo no esté abierto en Excel</text:p>
            </text:list-item>
            <text:list-item>
              <text:p text:style-name="P35">Confirmar que la ruta sea correcta</text:p>
            </text:list-item>
          </text:list>
        </text:list-item>
        <text:list-item>
          <text:p text:style-name="P32"><text:span text:style-name="Strong_20_Emphasis"><text:span text:style-name="T12">"No tiene suficientes columnas"</text:span></text:span></text:p>
          <text:list>
            <text:list-item>
              <text:p text:style-name="P35">Asegurar que el archivo tenga al menos 3 columnas</text:p>
            </text:list-item>
            <text:list-item>
              <text:p text:style-name="P35">Verificar que los datos empiecen desde columna C</text:p>
            </text:list-item>
          </text:list>
        </text:list-item>
        <text:list-item>
          <text:p text:style-name="P32"><text:span text:style-name="Strong_20_Emphasis"><text:span text:style-name="T12">Problemas de codificación</text:span></text:span></text:p>
          <text:list>
            <text:list-item>
              <text:p text:style-name="P35">El script usa UTF-8, verificar que los archivos fuente tengan codificación compatible</text:p>
            </text:list-item>
          </text:list>
        </text:list-item>
      </text:list>
      <text:p text:style-name="Horizontal_20_Line"/>
      <text:h text:style-name="P2" text:outline-level="2">📝 <text:span text:style-name="T1">Notas Importantes</text:span></text:h>
      <text:list text:style-name="L10">
        <text:list-item>
          <text:p text:style-name="P36"><text:span text:style-name="Strong_20_Emphasis"><text:span text:style-name="T12">Preservación de Ortografía:</text:span></text:span> El script mantiene exactamente la escritura original</text:p>
        </text:list-item>
        <text:list-item>
          <text:p text:style-name="P36"><text:span text:style-name="Strong_20_Emphasis"><text:span text:style-name="T12">Jerarquía Automática:</text:span></text:span> Genera automáticamente la estructura padre-hijo</text:p>
        </text:list-item>
        <text:list-item>
          <text:p text:style-name="P36"><text:span text:style-name="Strong_20_Emphasis"><text:span text:style-name="T12">Sin Duplicados:</text:span></text:span> Elimina registros idénticos basándose en Name + Address + Parent Location</text:p>
        </text:list-item>
        <text:list-item>
          <text:p text:style-name="P36"><text:span text:style-name="Strong_20_Emphasis"><text:span text:style-name="T12">Log Detallado:</text:span></text:span> Muestra en consola el procesamiento de cada cabecera</text:p>
        </text:list-item>
      </text:list>
      <text:p text:style-name="P37">Este script está diseñado para integrarse con sistemas de base de datos existentes manteniendo la consistencia de datos y estructura jerárquica.</text:p>
      <text:p text:style-name="P38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11:41:16.544210500</meta:creation-date>
    <dc:date>2025-11-28T11:46:57.027242100</dc:date>
    <meta:editing-duration>PT5M40S</meta:editing-duration>
    <meta:editing-cycles>1</meta:editing-cycles>
    <meta:document-statistic meta:table-count="2" meta:image-count="0" meta:object-count="0" meta:page-count="6" meta:paragraph-count="163" meta:word-count="761" meta:character-count="5427" meta:non-whitespace-character-count="4823"/>
    <meta:generator>LibreOffice/25.8.2.2$Windows_X86_64 LibreOffice_project/d401f2107ccab8f924a8e2df40f573aab7605b6f</meta:generator>
  </office:meta>
</office:document-meta>
</file>